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1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5944" calcext:value-type="float">
            <text:p>50.6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2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4104" calcext:value-type="float">
            <text:p>51.1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5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6672" calcext:value-type="float">
            <text:p>51.0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7632" calcext:value-type="float">
            <text:p>51.1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496" calcext:value-type="float">
            <text:p>51.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9616" calcext:value-type="float">
            <text:p>51.0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1936" calcext:value-type="float">
            <text:p>50.5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4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8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2664" calcext:value-type="float">
            <text:p>51.0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972" calcext:value-type="float">
            <text:p>51.0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3624" calcext:value-type="float">
            <text:p>51.0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5232" calcext:value-type="float">
            <text:p>51.0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5608" calcext:value-type="float">
            <text:p>50.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1704" calcext:value-type="float">
            <text:p>50.9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1976" calcext:value-type="float">
            <text:p>50.8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8928" calcext:value-type="float">
            <text:p>50.8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4712" calcext:value-type="float">
            <text:p>50.6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1752" calcext:value-type="float">
            <text:p>49.8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8224" calcext:value-type="float">
            <text:p>49.7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1648" calcext:value-type="float">
            <text:p>49.7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7368" calcext:value-type="float">
            <text:p>49.8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0416" calcext:value-type="float">
            <text:p>49.8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2504" calcext:value-type="float">
            <text:p>49.7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2024" calcext:value-type="float">
            <text:p>49.7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8872" calcext:value-type="float">
            <text:p>49.6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4112" calcext:value-type="float">
            <text:p>49.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524" calcext:value-type="float">
            <text:p>49.5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4488" calcext:value-type="float">
            <text:p>49.6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1544" calcext:value-type="float">
            <text:p>49.6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4008" calcext:value-type="float">
            <text:p>49.5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92944" calcext:value-type="float">
            <text:p>49.26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36072" calcext:value-type="float">
            <text:p>49.33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25625806452" calcext:value-type="float">
            <text:p>49.262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043" calcext:value-type="float">
            <text:p>49.16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52968" calcext:value-type="float">
            <text:p>49.0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6103225806" calcext:value-type="float">
            <text:p>49.054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90332" calcext:value-type="float">
            <text:p>49.05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65910967742" calcext:value-type="float">
            <text:p>49.1465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0736" calcext:value-type="float">
            <text:p>49.17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93468387097" calcext:value-type="float">
            <text:p>49.2693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91332413793" calcext:value-type="float">
            <text:p>49.2691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20652903226" calcext:value-type="float">
            <text:p>49.19206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31468387097" calcext:value-type="float">
            <text:p>49.19314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88984" calcext:value-type="float">
            <text:p>49.1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9376" calcext:value-type="float">
            <text:p>49.1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95664" calcext:value-type="float">
            <text:p>49.15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63047741936" calcext:value-type="float">
            <text:p>49.166304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91329032258" calcext:value-type="float">
            <text:p>49.22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40288" calcext:value-type="float">
            <text:p>49.35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64952258065" calcext:value-type="float">
            <text:p>49.4364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62256" calcext:value-type="float">
            <text:p>49.5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36290322581" calcext:value-type="float">
            <text:p>49.6836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48988571429" calcext:value-type="float">
            <text:p>49.7548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66624516129" calcext:value-type="float">
            <text:p>49.766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2856516129" calcext:value-type="float">
            <text:p>49.942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61126896552" calcext:value-type="float">
            <text:p>49.9061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75888" calcext:value-type="float">
            <text:p>49.89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08908" calcext:value-type="float">
            <text:p>49.90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15032258065" calcext:value-type="float">
            <text:p>49.881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02163870968" calcext:value-type="float">
            <text:p>49.8602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49192" calcext:value-type="float">
            <text:p>49.92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811612903" calcext:value-type="float">
            <text:p>49.9384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74616" calcext:value-type="float">
            <text:p>49.99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3232258065" calcext:value-type="float">
            <text:p>49.9653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39935714286" calcext:value-type="float">
            <text:p>49.91399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803483871" calcext:value-type="float">
            <text:p>49.8258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78256" calcext:value-type="float">
            <text:p>49.60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5456" calcext:value-type="float">
            <text:p>49.4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46503225807" calcext:value-type="float">
            <text:p>49.374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648" calcext:value-type="float">
            <text:p>49.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43556129032" calcext:value-type="float">
            <text:p>49.2043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57148387097" calcext:value-type="float">
            <text:p>49.165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22" calcext:value-type="float">
            <text:p>49.25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25593548387" calcext:value-type="float">
            <text:p>49.4825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4568516129" calcext:value-type="float">
            <text:p>49.924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54088571429" calcext:value-type="float">
            <text:p>50.0254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88655483871" calcext:value-type="float">
            <text:p>50.0888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65177142857" calcext:value-type="float">
            <text:p>50.40651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2792" calcext:value-type="float">
            <text:p>50.3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9306666667" calcext:value-type="float">
            <text:p>50.4569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678" calcext:value-type="float">
            <text:p>50.4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9452" calcext:value-type="float">
            <text:p>50.47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7542" calcext:value-type="float">
            <text:p>50.43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0684" calcext:value-type="float">
            <text:p>50.4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4212" calcext:value-type="float">
            <text:p>50.46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49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9828" calcext:value-type="float">
            <text:p>50.4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78" meta:object-count="0"/>
    <meta:user-defined meta:name="AppVersion">3.0</meta:user-defined>
  </office:meta>
</office:document-meta>
</file>